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Old Major</text:p>
      <text:p text:style-name="Standard"><text:a xlink:type="simple" xlink:href="http://oldmajordenver.com/" text:style-name="Internet_20_link" text:visited-style-name="Visited_20_Internet_20_Link">http://oldmajordenver.com/</text:a></text:p>
      <text:p text:style-name="Standard">March 26</text:p>
      <text:p text:style-name="Standard">A very good place to eat and meets the demands of being high end or “one of those places” like where to take your parents if they're in town, or you got a promotion or you're just lucky enough to have the privilege of always looking wealthy. <text:s/>The food theme is smoked meats, like those guys who pull trailers and go to BBQ fairs and talk about BBQ sauce. <text:s/>But don't just order any of the meat that isn't in other food. <text:s/>I ordered a sampler of all the smoked meats and that was good, but I was better off going to a BBQ fair. <text:s/>The wife ordered some amazing pasta dish with rabbit that she said tasted like Spring in a Bowl, and we took home the leftovers and fought about who got to eat them. <text:s/>Some very talented people know how to work regular smoked meat into common dishes that are part of an elevated dining experience.</text:p>
      <text:p text:style-name="Standard"/>
      <text:p text:style-name="Standard"/>
      <text:p text:style-name="Standard">The Truffle Cheese Shop</text:p>
      <text:p text:style-name="Standard"><text:a xlink:type="simple" xlink:href="http://www.denvertruffle.com/" text:style-name="Internet_20_link" text:visited-style-name="Visited_20_Internet_20_Link">http://www.denvertruffle.com/</text:a></text:p>
      <text:p text:style-name="Standard"/>
      <text:p text:style-name="Standard">Apr 3</text:p>
      <text:p text:style-name="Standard"/>
      <text:p text:style-name="Standard">This is where to go for a meat and cheese plate. <text:s/>Call ahead and they will make one for you in an awesome little wooden box like the one shown. <text:s/>If you just stop in they will make it for you there and you can try the various things available. <text:s/>The box is cool; the price point is better if you just stop by.</text:p>
      <text:p text:style-name="Standard"/>
      <text:p text:style-name="Standard"/>
      <text:p text:style-name="Standard">The Preservery</text:p>
      <text:p text:style-name="Standard">?</text:p>
      <text:p text:style-name="Standard">May 12</text:p>
      <text:p text:style-name="Standard"/>
      <text:p text:style-name="Standard">Ate lunch here today. <text:s/>Good food. <text:s/>Wine was good. <text:s/>I thought maybe the price was up there, not unreasonable, but up there. <text:s/>But it turns out this place doesn't take tips. <text:s/>Like Europe! <text:s/>So everything is 20% higher, but there's no tipping involved. <text:s/>Bartender was nice enough to explain that. <text:s/>That's pretty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f</meta:initial-creator>
    <meta:creation-date>2016-05-12T19:09:25</meta:creation-date>
    <dc:date>2016-05-12T21:09:41</dc:date>
    <dc:creator>j f</dc:creator>
    <meta:editing-duration>PT1H45M4S</meta:editing-duration>
    <meta:editing-cycles>2</meta:editing-cycles>
    <meta:generator>OpenOffice/4.1.1$Unix OpenOffice.org_project/411m6$Build-9775</meta:generator>
    <meta:document-statistic meta:table-count="0" meta:image-count="0" meta:object-count="0" meta:page-count="1" meta:paragraph-count="12" meta:word-count="293" meta:character-count="1562"/>
  </office:meta>
</office:document-meta>
</file>